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>
            <text:p>Time Taken</text:p>
          </table:table-cell>
          <table:table-cell/>
          <table:table-cell office:value-type="string">
            <text:p>Length</text:p>
          </table:table-cell>
          <table:table-cell office:value-type="string">
            <text:p>Grid size</text:p>
          </table:table-cell>
          <table:table-cell office:value-type="string">
            <text:p>Iterations</text:p>
          </table:table-cell>
          <table:table-cell/>
        </table:table-row>
        <table:table-row table:style-name="ro1">
          <table:table-cell table:style-name="ce1" office:value-type="string">
            <text:p>no or processors</text:p>
          </table:table-cell>
          <table:table-cell table:number-columns-repeated="5"/>
          <table:table-cell table:style-name="ce4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2.4">
            <text:p>462.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/>
          <table:table-cell table:style-name="ce4" office:value-type="float" office:value="1000">
            <text:p>1000</text:p>
          </table:table-cell>
          <table:table-cell table:style-name="ce4" office:value-type="float" office:value="1002">
            <text:p>1002</text:p>
          </table:table-cell>
          <table:table-cell table:style-name="ce4" office:value-type="float" office:value="20000">
            <text:p>20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7">
            <text:p>41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1.5">
            <text:p>591.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7.86">
            <text:p>697.8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2" table:number-columns-spanned="7" table:number-rows-spanned="2"/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.94">
            <text:p>120.9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5">
            <text:p>106.75</text:p>
          </table:table-cell>
          <table:table-cell/>
          <table:table-cell office:value-type="float" office:value="1000">
            <text:p>100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0000">
            <text:p>20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8.26">
            <text:p>108.2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.1">
            <text:p>99.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.6">
            <text:p>97.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2" table:number-columns-spanned="6" table:number-rows-spanned="2"/>
          <table:covered-table-cell table:number-columns-repeated="5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39">
            <text:p>38.39</text:p>
          </table:table-cell>
          <table:table-cell/>
          <table:table-cell office:value-type="float" office:value="1000">
            <text:p>1000</text:p>
          </table:table-cell>
          <table:table-cell table:style-name="ce4" office:value-type="float" office:value="302">
            <text:p>302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03">
            <text:p>31.0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.78">
            <text:p>34.7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.7">
            <text:p>39.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.44">
            <text:p>49.4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2" table:number-columns-spanned="6" table:number-rows-spanned="2"/>
          <table:covered-table-cell table:number-columns-repeated="5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755">
            <text:p>3.755</text:p>
          </table:table-cell>
          <table:table-cell/>
          <table:table-cell office:value-type="float" office:value="1000">
            <text:p>1000</text:p>
          </table:table-cell>
          <table:table-cell office:value-type="float" office:value="102">
            <text:p>102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17">
            <text:p>3.1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69">
            <text:p>4.6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6">
            <text:p>13.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8">
            <text:p>25.8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tt </meta:initial-creator>
    <meta:creation-date>2014-04-27T16:01:35</meta:creation-date>
    <dc:date>2014-04-27T19:02:03</dc:date>
    <dc:creator>ttt </dc:creator>
    <meta:editing-duration>PT59M16S</meta:editing-duration>
    <meta:editing-cycles>1</meta:editing-cycles>
    <meta:document-statistic meta:table-count="3" meta:cell-count="57" meta:object-count="0"/>
    <meta:generator>LibreOffice/3.5$Linux_X86_64 LibreOffice_project/350m1$Build-2</meta:generator>
  </office:meta>
</office:document-meta>
</file>